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Heading_20_1">
      <style:paragraph-properties fo:text-align="justify" style:justify-single-word="false"/>
    </style:style>
    <style:style style:name="P5" style:family="paragraph" style:parent-style-name="Heading_20_3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 style:list-style-name="L1">
      <style:paragraph-properties fo:text-align="justify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 Mono1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text-position="super 58%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SEP #25 : Extend “fileinfo” to manage a column vector as input argument</text:h>
      <text:p text:style-name="P2"/>
      <text:p text:style-name="P1"/>
      <text:p text:style-name="P1">Title: extends fileinfo</text:p>
      <text:p text:style-name="P1">Version: 1.0</text:p>
      <text:p text:style-name="P1">Author: Allan CORNET (allan.cornet@scilab.org)</text:p>
      <text:p text:style-name="P1">Review: </text:p>
      <text:p text:style-name="P1">Commented: </text:p>
      <text:p text:style-name="P1">State: </text:p>
      <text:p text:style-name="P1">Scilab-Version: 5.2</text:p>
      <text:p text:style-name="P1">Vote:</text:p>
      <text:p text:style-name="P1">Created: 30<text:span text:style-name="T5">th</text:span> April 2009</text:p>
      <text:p text:style-name="P2"/>
      <text:p text:style-name="P1"/>
      <text:h text:style-name="P5" text:outline-level="3">Abstract</text:h>
      <text:p text:style-name="P1"/>
      <text:p text:style-name="P1">Extend 'fileinfo' to manage column vector of strings (filenames).</text:p>
      <text:p text:style-name="P1"/>
      <text:h text:style-name="P5" text:outline-level="3">Rationale</text:h>
      <text:p text:style-name="P3"/>
      <text:p text:style-name="P3">Current 'fileinfo' works only with a string as input argument. </text:p>
      <text:p text:style-name="P3">Use a column vector will be easier than to do a scilab loop on 'fileinfo'.</text:p>
      <text:p text:style-name="P3">For compatibility, if there is only one filename as input argument , it will return a vector of size 13 (if filename exists) or an empty matrix [] (if file does not exist).</text:p>
      <text:p text:style-name="P3"/>
      <text:p text:style-name="P3">If there is an 'm' column vector of filenames as input argument, it will return a matrix of size m x 13.</text:p>
      <text:p text:style-name="P3">If a filename does not exist , it will return as output information a line of size 13 with Nan <text:s/>in each element of this line. <text:s/>(see next example)</text:p>
      <text:p text:style-name="P3"><text:tab/></text:p>
      <text:h text:style-name="P5" text:outline-level="3"><text:span text:style-name="Teletype"><text:span text:style-name="T3">Example Usage</text:span></text:span></text:h>
      <text:p text:style-name="P3"><text:span text:style-name="Teletype"><text:span text:style-name="T3"/></text:span></text:p>
      <text:p text:style-name="P3"><text:span text:style-name="Teletype"><text:span text:style-name="T4">// Scilab 5.1 and 5.2 (compatibility)</text:span></text:span></text:p>
      <text:p text:style-name="P3"><text:span text:style-name="Teletype"><text:span text:style-name="T4">--&gt;[infos,err ] = fileinfo(SCI)</text:span></text:span></text:p>
      <text:p text:style-name="P3"><text:span text:style-name="Teletype"><text:span text:style-name="T4"><text:s/>err <text:s/>=</text:span></text:span></text:p>
      <text:p text:style-name="P3"><text:span text:style-name="Teletype"><text:span text:style-name="T4"><text:s/></text:span></text:span></text:p>
      <text:p text:style-name="P3"><text:span text:style-name="Teletype"><text:span text:style-name="T4"><text:s text:c="4"/>0. <text:s/></text:span></text:span></text:p>
      <text:p text:style-name="P3"><text:span text:style-name="Teletype"><text:span text:style-name="T4"><text:s/>infos <text:s/>=</text:span></text:span></text:p>
      <text:p text:style-name="P3"><text:span text:style-name="Teletype"><text:span text:style-name="T4"><text:s/></text:span></text:span></text:p>
      <text:list xml:id="list29598928" text:style-name="L1">
        <text:list-item>
          <text:list>
            <text:list-item>
              <text:p text:style-name="P7"><text:span text:style-name="Teletype"><text:span text:style-name="T4">16895. <text:s text:c="3"/>0. <text:s text:c="3"/>0. <text:s text:c="3"/>3. <text:s text:c="3"/>1.240D+09 <text:s text:c="3"/>1.240D+09 <text:s text:c="3"/>1.240D+09 <text:s text:c="3"/>3. 0. <text:s text:c="3"/>0. <text:s text:c="3"/>0. <text:s text:c="3"/>1.</text:span></text:span></text:p>
            </text:list-item>
          </text:list>
        </text:list-item>
      </text:list>
      <text:p text:style-name="P3"><text:span text:style-name="Teletype"><text:span text:style-name="T4"/></text:span></text:p>
      <text:p text:style-name="P3"><text:soft-page-break/><text:span text:style-name="Teletype"><text:span text:style-name="T4"/></text:span></text:p>
      <text:p text:style-name="P3"><text:span text:style-name="Teletype"><text:span text:style-name="T4"/></text:span></text:p>
      <text:p text:style-name="P3"><text:span text:style-name="Teletype"><text:span text:style-name="T4"/></text:span></text:p>
      <text:p text:style-name="P3"><text:span text:style-name="Teletype"><text:span text:style-name="T4">--&gt;[infos,err ] = fileinfo('my_file_not_exist')</text:span></text:span></text:p>
      <text:p text:style-name="P3"><text:span text:style-name="Teletype"><text:span text:style-name="T4"><text:s/>err <text:s/>=</text:span></text:span></text:p>
      <text:p text:style-name="P3"><text:span text:style-name="Teletype"><text:span text:style-name="T4"><text:s/></text:span></text:span></text:p>
      <text:p text:style-name="P3"><text:span text:style-name="Teletype"><text:span text:style-name="T4"><text:s text:c="2"/>- 1. <text:s/></text:span></text:span></text:p>
      <text:p text:style-name="P3"><text:span text:style-name="Teletype"><text:span text:style-name="T4"><text:s/>infos <text:s/>=</text:span></text:span></text:p>
      <text:p text:style-name="P3"><text:span text:style-name="Teletype"><text:span text:style-name="T4"><text:s/></text:span></text:span></text:p>
      <text:p text:style-name="P3"><text:span text:style-name="Teletype"><text:span text:style-name="T4"><text:s text:c="5"/>[]</text:span></text:span></text:p>
      <text:p text:style-name="P3"><text:span text:style-name="Teletype"><text:span text:style-name="T4"/></text:span></text:p>
      <text:p text:style-name="P3"><text:span text:style-name="Teletype"><text:span text:style-name="T4">// Scilab 5.2 </text:span></text:span></text:p>
      <text:p text:style-name="P3"><text:span text:style-name="Teletype"><text:span text:style-name="T4"/></text:span></text:p>
      <text:p text:style-name="P3"><text:span text:style-name="Teletype"><text:span text:style-name="T4">A = [SCI;SCI+'r';SCIHOME;TMPDIR;SCIHOME+'/myfile']</text:span></text:span></text:p>
      <text:p text:style-name="P3"><text:span text:style-name="Teletype"><text:span text:style-name="T4">--&gt;[infos,err] = fileinfo(A)</text:span></text:span></text:p>
      <text:p text:style-name="P3"><text:span text:style-name="Teletype"><text:span text:style-name="T4"><text:s/>err <text:s/>=</text:span></text:span></text:p>
      <text:p text:style-name="P3"><text:span text:style-name="Teletype"><text:span text:style-name="T4"><text:s/></text:span></text:span></text:p>
      <text:p text:style-name="P3"><text:span text:style-name="Teletype"><text:span text:style-name="T4"><text:s text:c="4"/>0. <text:s/></text:span></text:span></text:p>
      <text:p text:style-name="P3"><text:span text:style-name="Teletype"><text:span text:style-name="T4"><text:s text:c="2"/>- 1. <text:s/></text:span></text:span></text:p>
      <text:p text:style-name="P3"><text:span text:style-name="Teletype"><text:span text:style-name="T4"><text:s text:c="4"/>0. <text:s/></text:span></text:span></text:p>
      <text:p text:style-name="P3"><text:span text:style-name="Teletype"><text:span text:style-name="T4"><text:s text:c="4"/>0. <text:s/></text:span></text:span></text:p>
      <text:p text:style-name="P3"><text:span text:style-name="Teletype"><text:span text:style-name="T4"><text:s text:c="2"/>- 1. <text:s/></text:span></text:span></text:p>
      <text:p text:style-name="P3"><text:span text:style-name="Teletype"><text:span text:style-name="T4"><text:s/>infos <text:s/>=</text:span></text:span></text:p>
      <text:p text:style-name="P3"><text:span text:style-name="Teletype"><text:span text:style-name="T4"><text:s/></text:span></text:span></text:p>
      <text:p text:style-name="P3"><text:span text:style-name="Teletype"><text:span text:style-name="T4"><text:s text:c="4"/>0. <text:s text:c="3"/>16895. <text:s text:c="3"/>0. <text:s text:c="3"/>0. <text:s text:c="3"/>3. <text:s text:c="3"/>1.241D+09 <text:s text:c="3"/>1.236D+09 <text:s text:c="3"/>1.241D+09 <text:s text:c="3"/>3. <text:s text:c="3"/>0. <text:s text:c="3"/>0. <text:s text:c="3"/>0. <text:s text:c="3"/>1. <text:s/></text:span></text:span></text:p>
      <text:p text:style-name="P3"><text:span text:style-name="Teletype"><text:span text:style-name="T4"><text:s text:c="3"/>Nan <text:s text:c="2"/>Nan <text:s text:c="6"/>Nan <text:s text:c="2"/>Nan <text:s text:c="2"/>Nan <text:s text:c="2"/>Nan <text:s text:c="9"/>Nan <text:s text:c="9"/>Nan <text:s text:c="9"/>Nan <text:s text:c="2"/>Nan <text:s text:c="2"/>Nan <text:s text:c="2"/>Nan <text:s text:c="2"/>Nan <text:s/></text:span></text:span></text:p>
      <text:p text:style-name="P3"><text:span text:style-name="Teletype"><text:span text:style-name="T4"><text:s text:c="4"/>0. <text:s text:c="3"/>16895. <text:s text:c="3"/>0. <text:s text:c="3"/>0. <text:s text:c="3"/>2. <text:s text:c="3"/>1.240D+09 <text:s text:c="3"/>1.240D+09 <text:s text:c="3"/>1.240D+09 <text:s text:c="3"/>2. <text:s text:c="3"/>0. <text:s text:c="3"/>0. <text:s text:c="3"/>0. <text:s text:c="3"/>1. <text:s/></text:span></text:span></text:p>
      <text:p text:style-name="P3"><text:span text:style-name="Teletype"><text:span text:style-name="T4"><text:s text:c="4"/>0. <text:s text:c="3"/>16895. <text:s text:c="3"/>0. <text:s text:c="3"/>0. <text:s text:c="3"/>2. <text:s text:c="3"/>1.241D+09 <text:s text:c="3"/>1.241D+09 <text:s text:c="3"/>1.241D+09 <text:s text:c="3"/>2. <text:s text:c="3"/>0. <text:s text:c="3"/>0. <text:s text:c="3"/>0. <text:s text:c="3"/>1. <text:s/></text:span></text:span></text:p>
      <text:p text:style-name="P3"><text:span text:style-name="Teletype"><text:span text:style-name="T4"><text:s text:c="3"/>Nan <text:s text:c="2"/>Nan <text:s text:c="6"/>Nan <text:s text:c="2"/>Nan <text:s text:c="2"/>Nan <text:s text:c="2"/>Nan <text:s text:c="9"/>Nan <text:s text:c="9"/>Nan <text:s text:c="9"/>Nan <text:s text:c="2"/>Nan <text:s text:c="2"/>Nan <text:s text:c="2"/>Nan <text:s text:c="2"/>Nan <text:s/></text:span></text:span></text:p>
      <text:p text:style-name="P3"><text:span text:style-name="Teletype"><text:span text:style-name="T1"><text:s/></text:span></text:span></text:p>
      <text:h text:style-name="P5" text:outline-level="3">Change log</text:h>
      <text:p text:style-name="P3"><text:tab/><text:span text:style-name="T2">1.0 – Initial Revision</text:span></text:p>
      <text:h text:style-name="P5" text:outline-level="3">Copyright</text:h>
      <text:p text:style-name="Standard"><text:tab/>This document has been placed under the license CeCILL-B.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>
      <style:text-properties style:font-name="DejaVu Sans" fo:font-size="7pt" style:font-size-asian="7pt" style:font-size-complex="7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Pierre MARECHAL</meta:initial-creator>
    <meta:creation-date>2008-07-09T13:39:08</meta:creation-date>
    <dc:date>2009-04-30T10:08:24.27</dc:date>
    <meta:editing-cycles>4</meta:editing-cycles>
    <meta:editing-duration>PT18H45M12S</meta:editing-duration>
    <meta:document-statistic meta:table-count="0" meta:image-count="0" meta:object-count="0" meta:page-count="2" meta:paragraph-count="57" meta:word-count="298" meta:character-count="1923"/>
    <meta:user-defined meta:name="Info 1"/>
    <meta:user-defined meta:name="Info 2"/>
    <meta:user-defined meta:name="Info 3"/>
    <meta:user-defined meta:name="Info 4"/>
  </office:meta>
</office:document-meta>
</file>